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48cm" style:rel-column-width="15606*"/>
    </style:style>
    <style:style style:name="Tabela1.B" style:family="table-column">
      <style:table-column-properties style:column-width="1.005cm" style:rel-column-width="3876*"/>
    </style:style>
    <style:style style:name="Tabela1.C" style:family="table-column">
      <style:table-column-properties style:column-width="11.945cm" style:rel-column-width="46053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794cm" style:rel-column-width="22339*"/>
    </style:style>
    <style:style style:name="Tabela2.B" style:family="table-column">
      <style:table-column-properties style:column-width="1.005cm" style:rel-column-width="3876*"/>
    </style:style>
    <style:style style:name="Tabela2.C" style:family="table-column">
      <style:table-column-properties style:column-width="10.199cm" style:rel-column-width="39320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center" style:justify-single-word="false"/>
      <style:text-properties style:font-name="Courier New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Regular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&lt;comentários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/* {qualquer caracter} */ | // {qualquer caracter}</text:p>
          </table:table-cell>
        </table:table-row>
        <table:table-row>
          <table:table-cell table:style-name="Tabela1.A1" office:value-type="string">
            <text:p text:style-name="P2">&lt;letra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a | b | c | ... | z | A | B | C | ... | Z</text:p>
          </table:table-cell>
        </table:table-row>
        <table:table-row>
          <table:table-cell table:style-name="Tabela1.A1" office:value-type="string">
            <text:p text:style-name="P2">&lt;dígito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0 | 1 | 2 | 3 | 4 | 5 | 6 | 7 | 8 | 9</text:p>
          </table:table-cell>
        </table:table-row>
        <table:table-row>
          <table:table-cell table:style-name="Tabela1.A1" office:value-type="string">
            <text:p text:style-name="P2">&lt;vírgula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,”</text:p>
          </table:table-cell>
        </table:table-row>
        <table:table-row>
          <table:table-cell table:style-name="Tabela1.A1" office:value-type="string">
            <text:p text:style-name="P2">&lt;ponto_vírgula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;”</text:p>
          </table:table-cell>
        </table:table-row>
        <table:table-row>
          <table:table-cell table:style-name="Tabela1.A1" office:value-type="string">
            <text:p text:style-name="P2">&lt;ponto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.”</text:p>
          </table:table-cell>
        </table:table-row>
        <table:table-row>
          <table:table-cell table:style-name="Tabela1.A1" office:value-type="string">
            <text:p text:style-name="P2">&lt;especiais&gt;</text:p>
          </table:table-cell>
          <table:table-cell table:style-name="Tabela1.A1" office:value-type="string">
            <text:p text:style-name="P2">::=</text:p>
          </table:table-cell>
          <table:table-cell table:style-name="Tabela1.A1" office:value-type="string">
            <text:p text:style-name="P2">“!” | “@” | “#” | “$” | “%” | “&amp;” | “(“ | “)” | “-“ | “_” | “+” | “=” | “{“ | “}” | “[“ | “]” | “~” | “^” | “’” | “ç” | “ª” | “º” | “.” | “;” | “,” | “:” | “|” | “/” | “\”</text:p>
          </table:table-cell>
        </table:table-row>
      </table:table>
      <text:p text:style-name="P2"/>
      <text:p text:style-name="P1">Gramática Livre de Contexto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&lt;inteir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dígito&gt;}<text:span text:style-name="T1">+</text:span></text:p>
          </table:table-cell>
        </table:table-row>
        <table:table-row>
          <table:table-cell table:style-name="Tabela2.A1" office:value-type="string">
            <text:p text:style-name="P3">&lt;re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inteiro&gt;}<text:span text:style-name="T1">+</text:span> &lt;ponto&gt; {&lt;inteiro&gt;}<text:span text:style-name="T1">+</text:span></text:p>
          </table:table-cell>
        </table:table-row>
        <table:table-row>
          <table:table-cell table:style-name="Tabela2.A1" office:value-type="string">
            <text:p text:style-name="P3">&lt;identifica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etra&gt; {&lt;letra&gt; | &lt;dígito&gt; | &lt;especial&gt;}<text:span text:style-name="T1">*</text:span></text:p>
          </table:table-cell>
        </table:table-row>
        <table:table-row>
          <table:table-cell table:style-name="Tabela2.A1" office:value-type="string">
            <text:p text:style-name="P3">&lt;min_comp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p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proc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proc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comm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_chegada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usuari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aplica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definições_simulaçã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AREFA &lt;modelo_tarefa&gt; FIM_TAREFA</text:p>
          </table:table-cell>
        </table:table-row>
        <table:table-row>
          <table:table-cell table:style-name="Tabela2.A1" office:value-type="string">
            <text:p text:style-name="P3">&lt;modelo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modelo_carga&gt; | &lt;modelo_trace&gt; | <text:soft-page-break/>&lt;random&gt;</text:p>
          </table:table-cell>
        </table:table-row>
        <table:table-row>
          <table:table-cell table:style-name="Tabela2.A1" office:value-type="string">
            <text:p text:style-name="P3">&lt;modelo_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UINA (&lt;servidor_ID&gt; &lt;num_tarefas&gt; <text:s/>&lt;min_comp&gt; &lt;max_comp&gt; &lt;min_comm&gt; &lt;max_comm&gt; &lt;aplicacao&gt; &lt;usurio&gt;)<text:span text:style-name="T1">+</text:span></text:p>
          </table:table-cell>
        </table:table-row>
        <table:table-row>
          <table:table-cell table:style-name="Tabela2.A1" office:value-type="string">
            <text:p text:style-name="P3">&lt;modelo_trac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RACE &lt;arquivo_ID&gt;</text:p>
          </table:table-cell>
        </table:table-row>
        <table:table-row>
          <table:table-cell table:style-name="Tabela2.A1" office:value-type="string">
            <text:p text:style-name="P3">&lt;rando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ANDOM &lt;cap_proc_min&gt; &lt;cap_proc_med&gt; &lt;cap_proc_max&gt; &lt;prob_proc&gt; &lt;cap_comm_min&gt; <text:s/>&lt;cap_comm_med&gt; &lt;cap_comm_max&gt; <text:s/>&lt;prob_comm&gt; &lt;t_chegada_min&gt; &lt;t_chegada_med&gt; &lt;t_chegada_max&gt;</text:p>
          </table:table-cell>
        </table:table-row>
        <table:table-row>
          <table:table-cell table:style-name="Tabela2.A1" office:value-type="string">
            <text:p text:style-name="P3">&lt;arquivo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fila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servido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S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num_servidor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num_fil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ipo_servi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acidade_processament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axa_ocupa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band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latenci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disciplin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R | &lt;identificador&gt;</text:p>
          </table:table-cell>
        </table:table-row>
        <table:table-row>
          <table:table-cell table:style-name="Tabela2.A1" office:value-type="string">
            <text:p text:style-name="P3">&lt;fil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filas&gt; &lt;fila_ID&gt; | &lt;fila_ID&gt;</text:p>
          </table:table-cell>
        </table:table-row>
        <table:table-row>
          <table:table-cell table:style-name="Tabela2.A1" office:value-type="string">
            <text:p text:style-name="P3">&lt;n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&lt;nos&gt; | &lt;servidor_ID&gt;</text:p>
          </table:table-cell>
        </table:table-row>
        <table:table-row>
          <table:table-cell table:style-name="Tabela2.A1" office:value-type="string">
            <text:p text:style-name="P3">&lt;mestr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ESTRE &lt;disciplina&gt; LMAQ &lt;nos&gt; | ESCRAVO</text:p>
          </table:table-cell>
        </table:table-row>
        <table:table-row>
          <table:table-cell table:style-name="Tabela2.A1" office:value-type="string">
            <text:p text:style-name="P3">&lt;servidor1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<text:s/>&lt;tipo_servidor&gt; <text:s/>&lt;capacidade_processamento&gt; &lt;taxa_ocupacao&gt; &lt;usuario&gt; &lt;mestre&gt;</text:p>
          </table:table-cell>
        </table:table-row>
        <table:table-row>
          <table:table-cell table:style-name="Tabela2.A1" office:value-type="string">
            <text:p text:style-name="P3">&lt;servidor2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<text:s/>&lt;tipo_servidor&gt; <text:s/>&lt;capacidade_processamento&gt; <text:s/>&lt;banda&gt; &lt;latencia&gt; &lt;usuario&gt;</text:p>
          </table:table-cell>
        </table:table-row>
        <table:table-row>
          <table:table-cell table:style-name="Tabela2.A1" office:value-type="string">
            <text:p text:style-name="P3">&lt;servidor3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servidor_ID&gt; &lt;tipo_servidor&gt; &lt;banda&gt; &lt;taxa_ocupacao&gt; &lt;latencia&gt;</text:p>
          </table:table-cell>
        </table:table-row>
        <table:table-row>
          <table:table-cell table:style-name="Tabela2.A1" office:value-type="string">
            <text:p text:style-name="P3">&lt;parâmetr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um_filas&gt; &lt;num_servidores&gt;</text:p>
          </table:table-cell>
        </table:table-row>
        <table:table-row>
          <table:table-cell table:style-name="Tabela2.A1" office:value-type="string">
            <text:p text:style-name="P3">&lt;CS_0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0 &lt;CS_ID&gt; &lt;parâmetros&gt; FILAS &lt;filas&gt; SERVIDORES &lt;servidor1&gt;</text:p>
          </table:table-cell>
        </table:table-row>
        <table:table-row>
          <table:table-cell table:style-name="Tabela2.A1" office:value-type="string">
            <text:p text:style-name="P3">&lt;CS_1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1 <text:s/>&lt;CS_ID&gt; <text:s/>&lt;parâmetros&gt; <text:s/>&lt;disciplina&gt; <text:s/>FILAS <text:s/>&lt;filas&gt; <text:s/>SERVIDORES &lt;servidor2&gt;</text:p>
          </table:table-cell>
        </table:table-row>
        <table:table-row>
          <table:table-cell table:style-name="Tabela2.A1" office:value-type="string">
            <text:p text:style-name="P3">&lt;CS_2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2 &lt;CS_ID&gt; &lt;parâmetros&gt; FILAS &lt;filas&gt; <text:soft-page-break/>SERVIDORES &lt;servidor3&gt;</text:p>
          </table:table-cell>
        </table:table-row>
        <table:table-row>
          <table:table-cell table:style-name="Tabela2.A1" office:value-type="string">
            <text:p text:style-name="P3">&lt;CS_3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S_3 &lt;CS_ID&gt; &lt;parâmetros&gt; FILAS &lt;filas&gt; SERVIDORES &lt;servidor3&gt;</text:p>
          </table:table-cell>
        </table:table-row>
        <table:table-row>
          <table:table-cell table:style-name="Tabela2.A1" office:value-type="string">
            <text:p text:style-name="P3">&lt;C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CS_0&gt; | &lt;CS_1&gt; | &lt;CS_2&gt; | &lt;CS_3&gt;</text:p>
          </table:table-cell>
        </table:table-row>
        <table:table-row>
          <table:table-cell table:style-name="Tabela2.A1" office:value-type="string">
            <text:p text:style-name="P3">&lt;lista_C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ista_CS&gt; &lt;CS&gt; | &lt;CS&gt;</text:p>
          </table:table-cell>
        </table:table-row>
        <table:table-row>
          <table:table-cell table:style-name="Tabela2.A1" office:value-type="string">
            <text:p text:style-name="P3">&lt;defina_C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ENTROS_DE_SERVICOS &lt;lista_CS&gt; FIM_CENTROS_DE_SERVICOS</text:p>
          </table:table-cell>
        </table:table-row>
        <table:table-row>
          <table:table-cell table:style-name="Tabela2.A1" office:value-type="string">
            <text:p text:style-name="P3">&lt;lista_conex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CS_ID&gt; &lt;CS_ID&gt; | &lt;lista_conexoes&gt; &lt;CS_ID&gt; &lt;CS_ID&gt;</text:p>
          </table:table-cell>
        </table:table-row>
        <table:table-row>
          <table:table-cell table:style-name="Tabela2.A1" office:value-type="string">
            <text:p text:style-name="P3">&lt;conex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ONEXOES &lt;lista_conexoes&gt; FIM_ CONEXOES</text:p>
          </table:table-cell>
        </table:table-row>
        <table:table-row>
          <table:table-cell table:style-name="Tabela2.A1" office:value-type="string">
            <text:p text:style-name="P3">&lt;definic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defina_CS&gt; | &lt;conexoes&gt; | &lt;definições_simulação&gt;</text:p>
          </table:table-cell>
        </table:table-row>
        <table:table-row>
          <table:table-cell table:style-name="Tabela2.A1" office:value-type="string">
            <text:p text:style-name="P3">&lt;lista_definico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ista_definicoes&gt; &lt;definicoes&gt; | &lt;definicoes&gt;</text:p>
          </table:table-cell>
        </table:table-row>
        <table:table-row>
          <table:table-cell table:style-name="Tabela2.A1" office:value-type="string">
            <text:p text:style-name="P3">&lt;modelo_fil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ODELO &lt;lista_definicoes&gt; FIM_MODELO</text:p>
          </table:table-cell>
        </table:table-row>
      </table:table>
      <text:p text:style-name="P2"/>
      <text:p text:style-name="P1">Exemplo de modelo simulável</text:p>
      <text:p text:style-name="P1"/>
      <text:p text:style-name="P2">MODELO </text:p>
      <text:p text:style-name="P2">TAREFA </text:p>
      <text:p text:style-name="P2">RANDOM 10 100 1000 1.0 </text:p>
      <text:p text:style-name="P2">10 100 1000 1.0 </text:p>
      <text:p text:style-name="P2">10 100 1000 </text:p>
      <text:p text:style-name="P2">FIM_TAREFA </text:p>
      <text:p text:style-name="P2">CENTROS_DE_SERVICOS </text:p>
      <text:p text:style-name="P2">CS_2 cs_lan9 1 1 FILAS fila_lan9 SERVIDORES serv_lan9 1 1000.0 0.9 0.02 </text:p>
      <text:p text:style-name="P2">CS_0 cs_icon7 1 1 FILAS fila_icon7 SERVIDORES serv_icon7 0 1000.0 0.2 ESCRAVO </text:p>
      <text:p text:style-name="P2">CS_0 cs_icon0 1 1 FILAS fila_icon0 SERVIDORES serv_icon0 0 1000.0 0.1 MESTRE </text:p>
      <text:p text:style-name="P2">RR LMAQ icon1 icon7 <text:s/></text:p>
      <text:p text:style-name="P2">CS_2 cs_lan4 1 1 FILAS fila_lan4 SERVIDORES serv_lan4 1 1000.0 0.9 0.02 </text:p>
      <text:p text:style-name="P2">CS_2 cs_icon10 1 1 FILAS fila_icon10 SERVIDORES serv_icon10 1 1000.0 0.9 0.02 </text:p>
      <text:p text:style-name="P2">CS_1 cs_icon1 2 100 RR FILAS fila_0_icon1 fila_1_icon1 SERVIDORES serv_icon1 0 </text:p>
      <text:p text:style-name="P2">1000.0 100.0 0.2 <text:s/></text:p>
      <text:p text:style-name="P2">CS_3 cs_icon2 1 1 FILAS fila_icon2 SERVIDORES serv_icon2 1 1000.0 0.2 0.1 </text:p>
      <text:p text:style-name="P2">FIM_CENTROS_DE_SERVICOS </text:p>
      <text:p text:style-name="P2">CONEXOES </text:p>
      <text:p text:style-name="P2">cs_icon2 <text:s/>cs_lan9 </text:p>
      <text:p text:style-name="P2">cs_lan9 <text:s text:c="2"/>cs_icon7 </text:p>
      <text:p text:style-name="P2">cs_icon2 <text:s/>cs_lan4 </text:p>
      <text:p text:style-name="P2">cs_lan4 <text:s text:c="2"/>cs_icon1 </text:p>
      <text:p text:style-name="P2">cs_icon0 <text:s/>cs_icon10 </text:p>
      <text:p text:style-name="P2"><text:soft-page-break/>cs_icon10 <text:s/>cs_icon2 </text:p>
      <text:p text:style-name="P2">FIM_CONEXOES </text:p>
      <text:p text:style-name="P2">FIM_MODE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34M20S</meta:editing-duration>
    <meta:editing-cycles>6</meta:editing-cycles>
    <meta:generator>BrOffice.org/3.2$Win32 OpenOffice.org_project/320m18$Build-9502</meta:generator>
    <dc:date>2011-07-20T15:07:08.15</dc:date>
    <meta:document-statistic meta:table-count="2" meta:image-count="0" meta:object-count="0" meta:page-count="4" meta:paragraph-count="218" meta:word-count="565" meta:character-count="3829"/>
    <meta:user-defined meta:name="Info 1"/>
    <meta:user-defined meta:name="Info 2"/>
    <meta:user-defined meta:name="Info 3"/>
    <meta:user-defined meta:name="Info 4"/>
  </office:meta>
</office:document-meta>
</file>